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0084d1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2cm"/>
    </style:style>
    <style:style style:name="gr5" style:family="graphic" style:parent-style-name="standard">
      <style:graphic-properties draw:fill-color="#0084d1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5cm" svg:height="3cm" svg:x="12cm" svg:y="2.3cm">
          <text:p text:style-name="P1"><text:span text:style-name="T1">Main</text:span></text:p>
        </draw:rect>
        <draw:rect draw:style-name="gr1" draw:text-style-name="P2" draw:layer="layout" svg:width="5cm" svg:height="3cm" svg:x="9cm" svg:y="7.5cm">
          <text:p text:style-name="P1"><text:span text:style-name="T1">Init</text:span></text:p>
        </draw:rect>
        <draw:connector draw:style-name="gr2" draw:text-style-name="P3" draw:layer="layout" svg:x1="14.5cm" svg:y1="5.3cm" svg:x2="11.5cm" svg:y2="7.5cm" draw:start-shape="id1" draw:start-glue-point="2">
          <text:p/>
        </draw:connector>
        <draw:connector draw:style-name="gr2" draw:text-style-name="P3" draw:layer="layout" draw:line-skew="0.25cm" svg:x1="14.5cm" svg:y1="5.3cm" svg:x2="18cm" svg:y2="7.5cm" draw:start-shape="id1" draw:start-glue-point="2" draw:end-shape="id2" draw:end-glue-point="0">
          <text:p/>
        </draw:connector>
        <draw:g draw:id="id2">
          <draw:rect draw:style-name="gr1" draw:text-style-name="P2" draw:layer="layout" svg:width="5cm" svg:height="3cm" svg:x="15.5cm" svg:y="7.5cm">
            <text:p text:style-name="P1"><text:span text:style-name="T1">while(1)</text:span></text:p>
          </draw:rect>
          <draw:custom-shape draw:style-name="gr3" draw:text-style-name="P3" draw:layer="layout" svg:width="0.5cm" svg:height="0.5cm" svg:x="20cm" svg:y="7.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2" draw:id="id3" draw:layer="layout" svg:width="5cm" svg:height="3cm" svg:x="3cm" svg:y="12.9cm">
          <text:p text:style-name="P4"><text:span text:style-name="T1">if(DrumPad_Get(&amp;me))</text:span></text:p>
          <text:p text:style-name="P4"><text:span text:style-name="T1">{</text:span></text:p>
          <text:p text:style-name="P4"><text:span text:style-name="T1"><text:tab/></text:span><text:span text:style-name="T1">AddBuff(On, me)</text:span></text:p>
          <text:p text:style-name="P4"><text:span text:style-name="T1">}</text:span></text:p>
        </draw:rect>
        <draw:connector draw:style-name="gr2" draw:text-style-name="P3" draw:layer="layout" svg:x1="18cm" svg:y1="10.5cm" svg:x2="5.5cm" svg:y2="12.9cm" draw:start-shape="id2" draw:start-glue-point="2" draw:end-shape="id3" draw:end-glue-point="0">
          <text:p/>
        </draw:connector>
        <draw:rect draw:style-name="gr1" draw:text-style-name="P5" draw:id="id4" draw:layer="layout" svg:width="5cm" svg:height="3cm" svg:x="9.5cm" svg:y="12.9cm">
          <text:p text:style-name="P4"><text:span text:style-name="T1">if(Bde)</text:span></text:p>
          <text:p text:style-name="P4"><text:span text:style-name="T1">{</text:span></text:p>
          <text:p text:style-name="P4"><text:span text:style-name="T1"><text:tab/></text:span><text:span text:style-name="T1">AddBuff(On, Bde)</text:span></text:p>
          <text:p text:style-name="P4"><text:span text:style-name="T1">}</text:span></text:p>
        </draw:rect>
        <draw:connector draw:style-name="gr2" draw:text-style-name="P3" draw:layer="layout" svg:x1="18cm" svg:y1="10.5cm" svg:x2="12cm" svg:y2="12.9cm" draw:start-shape="id2" draw:start-glue-point="2" draw:end-shape="id4">
          <text:p/>
        </draw:connector>
        <draw:rect draw:style-name="gr1" draw:text-style-name="P2" draw:id="id5" draw:layer="layout" svg:width="5cm" svg:height="3cm" svg:x="15.5cm" svg:y="12.9cm">
          <text:p text:style-name="P1"><text:span text:style-name="T1">KillActiveSound()</text:span></text:p>
        </draw:rect>
        <draw:connector draw:style-name="gr2" draw:text-style-name="P3" draw:layer="layout" svg:x1="18cm" svg:y1="10.5cm" svg:x2="18cm" svg:y2="12.9cm" draw:start-shape="id2" draw:start-glue-point="2" draw:end-shape="id5" draw:end-glue-point="0">
          <text:p/>
        </draw:connector>
        <draw:rect draw:style-name="gr1" draw:text-style-name="P2" draw:id="id6" draw:layer="layout" svg:width="5cm" svg:height="3cm" svg:x="21.5cm" svg:y="12.9cm">
          <text:p text:style-name="P1"><text:span text:style-name="T1">SendOneByte()</text:span></text:p>
        </draw:rect>
        <draw:connector draw:style-name="gr2" draw:text-style-name="P3" draw:layer="layout" svg:x1="24cm" svg:y1="12.9cm" svg:x2="18cm" svg:y2="10.5cm" draw:start-shape="id6" draw:start-glue-point="0" draw:end-shape="id2" draw:end-glue-point="2">
          <text:p/>
        </draw:connector>
        <draw:frame draw:style-name="gr4" draw:text-style-name="P6" draw:layer="layout" svg:width="23cm" svg:height="2.25cm" svg:x="3cm" svg:y="17cm">
          <draw:text-box>
            <text:p text:style-name="P6"><text:span text:style-name="T1">This should only take about 100 us. I want the entire while-loop to work at least at 10 Khz. The KillActiveSound() function should therefore maybe not check all 12 channels, but check one each iteration.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" draw:text-style-name="P2" draw:id="id7" draw:layer="layout" svg:width="5cm" svg:height="3cm" svg:x="12cm" svg:y="2cm">
          <text:p text:style-name="P1"><text:span text:style-name="T1">Main</text:span></text:p>
        </draw:rect>
        <draw:g draw:id="id8">
          <draw:g>
            <draw:rect draw:style-name="gr1" draw:text-style-name="P2" draw:layer="layout" svg:width="5cm" svg:height="3cm" svg:x="9cm" svg:y="7.5cm">
              <text:p text:style-name="P1"><text:span text:style-name="T1">Init</text:span></text:p>
            </draw:rect>
            <draw:circle draw:style-name="gr5" draw:text-style-name="P3" draw:layer="layout" svg:width="0.3cm" svg:height="0.3cm" svg:x="13.6cm" svg:y="7.6cm">
              <text:p/>
            </draw:circle>
          </draw:g>
        </draw:g>
        <draw:connector draw:style-name="gr2" draw:text-style-name="P3" draw:layer="layout" svg:x1="14.5cm" svg:y1="5cm" svg:x2="11.5cm" svg:y2="7.5cm" draw:start-shape="id7" draw:start-glue-point="2" draw:end-shape="id8" draw:end-glue-point="0">
          <text:p/>
        </draw:connector>
        <draw:connector draw:style-name="gr2" draw:text-style-name="P3" draw:layer="layout" svg:x1="14.5cm" svg:y1="5cm" svg:x2="18cm" svg:y2="7.5cm" draw:start-shape="id7" draw:start-glue-point="2" draw:end-shape="id9" draw:end-glue-point="0">
          <text:p/>
        </draw:connector>
        <draw:g draw:id="id9">
          <draw:rect draw:style-name="gr1" draw:text-style-name="P2" draw:layer="layout" svg:width="5cm" svg:height="3cm" svg:x="15.5cm" svg:y="7.5cm">
            <text:p text:style-name="P1"><text:span text:style-name="T1">while(1)</text:span></text:p>
          </draw:rect>
          <draw:custom-shape draw:style-name="gr3" draw:text-style-name="P3" draw:layer="layout" svg:width="0.5cm" svg:height="0.5cm" svg:x="20cm" svg:y="7.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Håkan Berg</meta:initial-creator>
    <meta:creation-date>2010-08-27T19:32:08</meta:creation-date>
    <dc:creator>Håkan Berg</dc:creator>
    <dc:date>2010-08-27T20:08:40</dc:date>
    <meta:editing-cycles>4</meta:editing-cycles>
    <meta:editing-duration>PT36M37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